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008cm" fo:min-width="0.758cm"/>
    </style:style>
    <style:style style:name="gr2" style:family="graphic" style:parent-style-name="standard">
      <style:graphic-properties draw:textarea-horizontal-align="justify" draw:textarea-vertical-align="middle" draw:auto-grow-height="false" fo:min-height="1.008cm" fo:min-width="2.016cm"/>
    </style:style>
    <style:style style:name="gr3" style:family="graphic" style:parent-style-name="standard">
      <style:graphic-properties draw:textarea-horizontal-align="justify" draw:textarea-vertical-align="middle" draw:auto-grow-height="false" fo:min-height="1.008cm" fo:min-width="0.938cm"/>
    </style:style>
    <style:style style:name="gr4" style:family="graphic" style:parent-style-name="standard">
      <style:graphic-properties draw:textarea-horizontal-align="justify" draw:textarea-vertical-align="middle" draw:auto-grow-height="false" fo:min-height="1.008cm" fo:min-width="1.656cm"/>
    </style:style>
    <style:style style:name="gr5" style:family="graphic" style:parent-style-name="standard">
      <style:graphic-properties draw:textarea-horizontal-align="justify" draw:textarea-vertical-align="middle" draw:auto-grow-height="false" fo:min-height="0.512cm" fo:min-width="0.516cm"/>
    </style:style>
    <style:style style:name="gr6" style:family="graphic" style:parent-style-name="standard">
      <style:graphic-properties draw:textarea-horizontal-align="justify" draw:textarea-vertical-align="middle" draw:auto-grow-height="false" fo:min-height="0.512cm" fo:min-width="2.294cm"/>
    </style:style>
    <style:style style:name="gr7" style:family="graphic" style:parent-style-name="standard">
      <style:graphic-properties draw:textarea-horizontal-align="justify" draw:textarea-vertical-align="middle" draw:auto-grow-height="false" fo:min-height="0.512cm" fo:min-width="2.548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512cm" fo:min-width="1.278cm"/>
    </style:style>
    <style:style style:name="gr10" style:family="graphic" style:parent-style-name="standard">
      <style:graphic-properties svg:stroke-width="0.035cm" svg:stroke-color="#000000" draw:marker-start="" draw:marker-start-width="0.352cm" draw:marker-end="Arrow" draw:marker-end-width="0.352cm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4" style:family="graphic" style:parent-style-name="standard">
      <style:graphic-properties draw:textarea-horizontal-align="justify" draw:textarea-vertical-align="middle" draw:auto-grow-height="false" fo:min-height="0.512cm" fo:min-width="0.7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92cm"/>
    </style:style>
    <style:style style:name="gr16" style:family="graphic" style:parent-style-name="standard">
      <style:graphic-properties draw:textarea-horizontal-align="justify" draw:textarea-vertical-align="middle" draw:auto-grow-height="false" fo:min-height="0.512cm" fo:min-width="1.024cm"/>
    </style:style>
    <style:style style:name="gr17" style:family="graphic" style:parent-style-name="standard">
      <style:graphic-properties draw:textarea-horizontal-align="justify" draw:textarea-vertical-align="middle" draw:auto-grow-height="false" fo:min-height="0.512cm" fo:min-width="2.80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9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5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0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778cm" svg:height="1.778cm" svg:x="10.112cm" svg:y="6.912cm">
          <text:p text:style-name="P1">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556cm" svg:height="1.778cm" svg:x="7.318cm" svg:y="11.484cm">
          <text:p text:style-name="P1">conne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032cm" svg:height="1.778cm" svg:x="16.208cm" svg:y="6.912cm">
          <text:p text:style-name="P1">im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048cm" svg:height="1.778cm" svg:x="16.716cm" svg:y="1.324cm">
          <text:p text:style-name="P1">com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78cm" svg:height="1.778cm" svg:x="11.636cm" svg:y="1.324cm">
          <text:p text:style-name="P1">lik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032cm" svg:height="1.778cm" svg:x="16.208cm" svg:y="11.484cm">
          <text:p text:style-name="P1">albu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016cm" svg:height="0.762cm" svg:x="6.81cm" svg:y="4.988cm">
          <text:p text:style-name="P1">id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94cm" svg:height="0.762cm" svg:x="5.032cm" svg:y="7.166cm">
          <text:p text:style-name="P1">firstnam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94cm" svg:height="0.762cm" svg:x="5.086cm" svg:y="8.69cm">
          <text:p text:style-name="P1">lastnam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048cm" svg:height="0.762cm" svg:x="6.302cm" svg:y="3.864cm">
          <text:p text:style-name="P1">password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0.366cm" svg:y1="7.166cm" svg:x2="7.826cm" svg:y2="5.334cm">
          <text:p/>
        </draw:line>
        <draw:line draw:style-name="gr8" draw:text-style-name="P2" draw:layer="layout" svg:x1="10.874cm" svg:y1="6.912cm" svg:x2="9.35cm" svg:y2="4.626cm">
          <text:p/>
        </draw:line>
        <draw:line draw:style-name="gr8" draw:text-style-name="P2" draw:layer="layout" svg:x1="10.112cm" svg:y1="7.674cm" svg:x2="7.826cm" svg:y2="7.674cm">
          <text:p/>
        </draw:line>
        <draw:line draw:style-name="gr8" draw:text-style-name="P2" draw:layer="layout" svg:x1="7.88cm" svg:y1="9.198cm" svg:x2="10.366cm" svg:y2="8.436cm">
          <text:p/>
        </draw:line>
        <draw:custom-shape draw:style-name="gr5" draw:text-style-name="P1" draw:layer="layout" svg:width="1.016cm" svg:height="0.762cm" svg:x="4.778cm" svg:y="11.484cm">
          <text:p text:style-name="P1">IP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048cm" svg:height="0.762cm" svg:x="3.508cm" svg:y="13.262cm">
          <text:p text:style-name="P1">timestamp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778cm" svg:height="0.762cm" svg:x="8.08cm" svg:y="14.024cm">
          <text:p text:style-name="P1">status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7.47cm" svg:y1="11.992cm" svg:x2="5.794cm" svg:y2="11.992cm">
          <text:p/>
        </draw:line>
        <draw:line draw:style-name="gr8" draw:text-style-name="P2" draw:layer="layout" svg:x1="6.556cm" svg:y1="13.516cm" svg:x2="7.826cm" svg:y2="13.008cm">
          <text:p/>
        </draw:line>
        <draw:line draw:style-name="gr8" draw:text-style-name="P2" draw:layer="layout" svg:x1="9.096cm" svg:y1="14.024cm" svg:x2="9.096cm" svg:y2="13.262cm">
          <text:p/>
        </draw:line>
        <draw:line draw:style-name="gr10" draw:text-style-name="P1" draw:layer="layout" svg:x1="10.874cm" svg:y1="8.69cm" svg:x2="9.096cm" svg:y2="11.484cm">
          <text:p/>
        </draw:line>
        <draw:line draw:style-name="gr11" draw:text-style-name="P2" draw:layer="layout" svg:x1="11.89cm" svg:y1="7.928cm" svg:x2="16.208cm" svg:y2="7.928cm">
          <text:p/>
        </draw:line>
        <draw:frame draw:style-name="gr12" draw:text-style-name="P3" draw:layer="layout" svg:width="2.598cm" svg:height="0.806cm" svg:x="12.527cm" svg:y="7.166cm">
          <draw:text-box>
            <text:p><text:span text:style-name="T1">publishes</text:span></text:p>
          </draw:text-box>
        </draw:frame>
        <draw:line draw:style-name="gr11" draw:text-style-name="P2" draw:layer="layout" svg:x1="11.636cm" svg:y1="8.436cm" svg:x2="16.462cm" svg:y2="11.738cm">
          <text:p/>
        </draw:line>
        <draw:frame draw:style-name="gr13" draw:text-style-name="P3" draw:layer="layout" svg:width="2.286cm" svg:height="0.806cm" draw:transform="rotate (-0.594808209079667) translate (13.258cm 8.689cm)">
          <draw:text-box>
            <text:p><text:span text:style-name="T1">creates</text:span></text:p>
          </draw:text-box>
        </draw:frame>
        <draw:custom-shape draw:style-name="gr7" draw:text-style-name="P1" draw:layer="layout" svg:width="3.048cm" svg:height="0.762cm" svg:x="7.572cm" svg:y="1.324cm">
          <text:p text:style-name="P1">timestamp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048cm" svg:height="0.762cm" svg:x="3.508cm" svg:y="13.262cm">
          <text:p text:style-name="P1">timestamp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048cm" svg:height="0.762cm" svg:x="3.508cm" svg:y="13.262cm">
          <text:p text:style-name="P1">timestamp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048cm" svg:height="0.762cm" svg:x="21.034cm" svg:y="1.07cm">
          <text:p text:style-name="P1">timestamp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7cm" svg:height="0.762cm" svg:x="21.034cm" svg:y="2.594cm">
          <text:p text:style-name="P1">text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1.636cm" svg:y1="2.086cm" svg:x2="10.62cm" svg:y2="1.832cm">
          <text:p/>
        </draw:line>
        <draw:line draw:style-name="gr8" draw:text-style-name="P2" draw:layer="layout" svg:x1="19.764cm" svg:y1="2.086cm" svg:x2="21.034cm" svg:y2="1.324cm">
          <text:p/>
        </draw:line>
        <draw:line draw:style-name="gr8" draw:text-style-name="P2" draw:layer="layout" svg:x1="21.034cm" svg:y1="3.102cm" svg:x2="19.764cm" svg:y2="2.34cm">
          <text:p/>
        </draw:line>
        <draw:line draw:style-name="gr11" draw:text-style-name="P2" draw:layer="layout" svg:x1="11.128cm" svg:y1="6.912cm" svg:x2="12.398cm" svg:y2="3.102cm">
          <text:p/>
        </draw:line>
        <draw:line draw:style-name="gr11" draw:text-style-name="P2" draw:layer="layout" svg:x1="11.636cm" svg:y1="7.166cm" svg:x2="17.224cm" svg:y2="2.848cm">
          <text:p/>
        </draw:line>
        <draw:frame draw:style-name="gr15" draw:text-style-name="P3" draw:layer="layout" svg:width="1.692cm" svg:height="0.806cm" draw:transform="rotate (0.665319510860238) translate (12.776cm 5.37cm)">
          <draw:text-box>
            <text:p><text:span text:style-name="T1">posts</text:span></text:p>
          </draw:text-box>
        </draw:frame>
        <draw:frame draw:style-name="gr15" draw:text-style-name="P3" draw:layer="layout" svg:width="1.692cm" svg:height="0.806cm" draw:transform="rotate (1.25942958823911) translate (10.791cm 5.639cm)">
          <draw:text-box>
            <text:p><text:span text:style-name="T1">posts</text:span></text:p>
          </draw:text-box>
        </draw:frame>
        <draw:custom-shape draw:style-name="gr5" draw:text-style-name="P1" draw:layer="layout" svg:width="1.016cm" svg:height="0.762cm" svg:x="20.018cm" svg:y="6.658cm">
          <text:p text:style-name="P1">id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048cm" svg:height="0.762cm" svg:x="20.018cm" svg:y="9.198cm">
          <text:p text:style-name="P1">timestamp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524cm" svg:height="0.762cm" svg:x="20.018cm" svg:y="10.468cm">
          <text:p text:style-name="P1">tags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302cm" svg:height="0.762cm" svg:x="20.018cm" svg:y="7.928cm">
          <text:p text:style-name="P1">description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8.24cm" svg:y1="7.674cm" svg:x2="20.018cm" svg:y2="6.912cm">
          <text:p/>
        </draw:line>
        <draw:line draw:style-name="gr8" draw:text-style-name="P2" draw:layer="layout" svg:x1="18.24cm" svg:y1="7.928cm" svg:x2="20.018cm" svg:y2="8.182cm">
          <text:p/>
        </draw:line>
        <draw:line draw:style-name="gr8" draw:text-style-name="P2" draw:layer="layout" svg:x1="18.138cm" svg:y1="8.182cm" svg:x2="20.018cm" svg:y2="9.554cm">
          <text:p/>
        </draw:line>
        <draw:line draw:style-name="gr8" draw:text-style-name="P2" draw:layer="layout" svg:x1="17.935cm" svg:y1="8.436cm" svg:x2="20.018cm" svg:y2="10.773cm">
          <text:p/>
        </draw:line>
        <draw:custom-shape draw:style-name="gr9" draw:text-style-name="P1" draw:layer="layout" svg:width="1.778cm" svg:height="0.762cm" svg:x="19.764cm" svg:y="12.754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302cm" svg:height="0.762cm" svg:x="19.764cm" svg:y="14.024cm">
          <text:p text:style-name="P1">timestamp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8.24cm" svg:y1="12.5cm" svg:x2="19.764cm" svg:y2="13.008cm">
          <text:p/>
        </draw:line>
        <draw:line draw:style-name="gr8" draw:text-style-name="P2" draw:layer="layout" svg:x1="17.986cm" svg:y1="13.008cm" svg:x2="19.764cm" svg:y2="14.278cm">
          <text:p/>
        </draw:line>
        <draw:custom-shape draw:style-name="gr5" draw:text-style-name="P1" draw:layer="layout" svg:width="1.016cm" svg:height="0.762cm" svg:x="20.018cm" svg:y="6.658cm">
          <text:p text:style-name="P1">id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302cm" svg:height="0.762cm" svg:x="20.018cm" svg:y="7.928cm">
          <text:p text:style-name="P1">description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8.24cm" svg:y1="7.674cm" svg:x2="20.018cm" svg:y2="6.912cm">
          <text:p/>
        </draw:line>
        <draw:line draw:style-name="gr8" draw:text-style-name="P2" draw:layer="layout" svg:x1="18.24cm" svg:y1="7.928cm" svg:x2="20.018cm" svg:y2="8.182cm">
          <text:p/>
        </draw:line>
        <draw:frame draw:style-name="gr18" draw:text-style-name="P4" draw:layer="layout" svg:width="2.492cm" svg:height="0.806cm" draw:transform="rotate (1.02415920507027) translate (9.474cm 10.872cm)">
          <draw:text-box>
            <text:p><text:span text:style-name="T2">connects</text:span></text:p>
          </draw:text-box>
        </draw:frame>
        <draw:line draw:style-name="gr11" draw:text-style-name="P2" draw:layer="layout" svg:x1="17.224cm" svg:y1="11.484cm" svg:x2="17.224cm" svg:y2="8.69cm">
          <text:p/>
        </draw:line>
        <draw:frame draw:style-name="gr19" draw:text-style-name="P4" draw:layer="layout" svg:width="1.857cm" svg:height="0.806cm" draw:transform="rotate (1.58249003278326) translate (17.171cm 11.15cm)">
          <draw:text-box>
            <text:p><text:span text:style-name="T2">stores</text:span></text:p>
          </draw:text-box>
        </draw:frame>
        <draw:line draw:style-name="gr11" draw:text-style-name="P2" draw:layer="layout" svg:x1="17.224cm" svg:y1="6.912cm" svg:x2="18.24cm" svg:y2="3.102cm">
          <text:p/>
        </draw:line>
        <draw:frame draw:style-name="gr20" draw:text-style-name="P3" draw:layer="layout" svg:width="1.302cm" svg:height="0.806cm" draw:transform="rotate (1.31685092062972) translate (16.82cm 5.672cm)">
          <draw:text-box>
            <text:p><text:span text:style-name="T1">has</text:span></text:p>
          </draw:text-box>
        </draw:frame>
        <draw:line draw:style-name="gr11" draw:text-style-name="P2" draw:layer="layout" svg:x1="16.716cm" svg:y1="7.014cm" svg:x2="13.16cm" svg:y2="2.848cm">
          <text:p/>
        </draw:line>
        <draw:frame draw:style-name="gr20" draw:text-style-name="P4" draw:layer="layout" svg:width="1.302cm" svg:height="0.806cm" draw:transform="rotate (-0.882613002733533) translate (15.595cm 4.524cm)">
          <draw:text-box>
            <text:p><text:span text:style-name="T2">has</text:span></text:p>
          </draw:text-box>
        </draw:frame>
        <draw:custom-shape draw:style-name="gr7" draw:text-style-name="P1" draw:layer="layout" svg:width="3.048cm" svg:height="0.762cm" svg:x="4.772cm" svg:y="6.024cm">
          <text:p text:style-name="P1">timestamp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0.211cm" svg:y1="7.417cm" svg:x2="7.823cm" svg:y2="6.604cm">
          <text:p/>
        </draw:line>
        <draw:frame draw:style-name="gr21" draw:text-style-name="P5" draw:layer="layout" svg:width="1.27cm" svg:height="0.962cm" svg:x="10.62cm" svg:y="5.886cm">
          <draw:text-box>
            <text:p>1</text:p>
          </draw:text-box>
        </draw:frame>
        <draw:frame draw:style-name="gr21" draw:text-style-name="P5" draw:layer="layout" svg:width="1.27cm" svg:height="0.962cm" svg:x="11.43cm" svg:y="6.096cm">
          <draw:text-box>
            <text:p>1</text:p>
          </draw:text-box>
        </draw:frame>
        <draw:frame draw:style-name="gr21" draw:text-style-name="P5" draw:layer="layout" svg:width="1.27cm" svg:height="0.962cm" svg:x="11.784cm" svg:y="7.066cm">
          <draw:text-box>
            <text:p>1</text:p>
          </draw:text-box>
        </draw:frame>
        <draw:frame draw:style-name="gr21" draw:text-style-name="P5" draw:layer="layout" svg:width="1.27cm" svg:height="0.962cm" svg:x="11.43cm" svg:y="8.436cm">
          <draw:text-box>
            <text:p>1</text:p>
          </draw:text-box>
        </draw:frame>
        <draw:frame draw:style-name="gr21" draw:text-style-name="P5" draw:layer="layout" svg:width="1.27cm" svg:height="0.962cm" svg:x="9.906cm" svg:y="8.436cm">
          <draw:text-box>
            <text:p>1</text:p>
          </draw:text-box>
        </draw:frame>
        <draw:frame draw:style-name="gr21" draw:text-style-name="P5" draw:layer="layout" svg:width="1.778cm" svg:height="0.962cm" svg:x="11.382cm" svg:y="2.848cm">
          <draw:text-box>
            <text:p>n</text:p>
          </draw:text-box>
        </draw:frame>
        <draw:frame draw:style-name="gr21" draw:text-style-name="P5" draw:layer="layout" svg:width="1.778cm" svg:height="0.962cm" svg:x="16.002cm" svg:y="2.14cm">
          <draw:text-box>
            <text:p>n</text:p>
          </draw:text-box>
        </draw:frame>
        <draw:frame draw:style-name="gr21" draw:text-style-name="P5" draw:layer="layout" svg:width="1.778cm" svg:height="0.962cm" svg:x="15.494cm" svg:y="6.858cm">
          <draw:text-box>
            <text:p>n</text:p>
          </draw:text-box>
        </draw:frame>
        <draw:frame draw:style-name="gr21" draw:text-style-name="P5" draw:layer="layout" svg:width="1.778cm" svg:height="0.962cm" svg:x="13.414cm" svg:y="2.34cm">
          <draw:text-box>
            <text:p>n</text:p>
          </draw:text-box>
        </draw:frame>
        <draw:frame draw:style-name="gr21" draw:text-style-name="P5" draw:layer="layout" svg:width="1.778cm" svg:height="0.962cm" svg:x="18.24cm" svg:y="3.102cm">
          <draw:text-box>
            <text:p>n</text:p>
          </draw:text-box>
        </draw:frame>
        <draw:frame draw:style-name="gr21" draw:text-style-name="P5" draw:layer="layout" svg:width="1.778cm" svg:height="0.962cm" svg:x="16.256cm" svg:y="8.592cm">
          <draw:text-box>
            <text:p>n</text:p>
          </draw:text-box>
        </draw:frame>
        <draw:frame draw:style-name="gr21" draw:text-style-name="P5" draw:layer="layout" svg:width="1.27cm" svg:height="0.962cm" svg:x="17.272cm" svg:y="6.096cm">
          <draw:text-box>
            <text:p>1</text:p>
          </draw:text-box>
        </draw:frame>
        <draw:frame draw:style-name="gr21" draw:text-style-name="P5" draw:layer="layout" svg:width="1.27cm" svg:height="0.962cm" svg:x="16.51cm" svg:y="10.668cm">
          <draw:text-box>
            <text:p>1</text:p>
          </draw:text-box>
        </draw:frame>
        <draw:frame draw:style-name="gr21" draw:text-style-name="P5" draw:layer="layout" svg:width="1.778cm" svg:height="0.962cm" svg:x="8.382cm" svg:y="10.522cm">
          <draw:text-box>
            <text:p>n</text:p>
          </draw:text-box>
        </draw:frame>
        <draw:frame draw:style-name="gr21" draw:text-style-name="P5" draw:layer="layout" svg:width="1.778cm" svg:height="0.962cm" svg:x="15.446cm" svg:y="11.484cm">
          <draw:text-box>
            <text:p>n</text:p>
          </draw:text-box>
        </draw:frame>
        <presentation:notes draw:style-name="dp2">
          <draw:page-thumbnail draw:style-name="gr22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2-21T21:18:24.437548019</meta:creation-date>
    <dc:date>2023-02-21T21:59:41.007208266</dc:date>
    <meta:editing-duration>PT8M8S</meta:editing-duration>
    <meta:editing-cycles>3</meta:editing-cycles>
    <meta:generator>LibreOffice/6.0.7.3$Linux_X86_64 LibreOffice_project/00m0$Build-3</meta:generator>
    <meta:document-statistic meta:object-count="100"/>
  </office:meta>
</office:document-meta>
</file>